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2c26" officeooo:paragraph-rsid="001c2c26"/>
    </style:style>
    <style:style style:name="P2" style:family="paragraph" style:parent-style-name="Standard">
      <style:text-properties officeooo:rsid="001c2c26" officeooo:paragraph-rsid="001c2c26"/>
    </style:style>
    <style:style style:name="P3" style:family="paragraph" style:parent-style-name="Standard">
      <style:text-properties officeooo:rsid="001dc26e" officeooo:paragraph-rsid="001dc2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nda Schimming</text:p>
      <text:p text:style-name="P1"/>
      <text:p text:style-name="P1">Studio Code Link: <text:a xlink:type="simple" xlink:href="https://studio.code.org/projects/playlab/aSZoE31L-LzTjMqwIdDJSdMIaUbZtEIJrgxyxgkl494" text:style-name="Internet_20_link" text:visited-style-name="Visited_20_Internet_20_Link">https://studio.code.org/projects/playlab/aSZoE31L-LzTjMqwIdDJSdMIaUbZtEIJrgxyxgkl494</text:a></text:p>
      <text:p text:style-name="P1"/>
      <text:p text:style-name="P3">App lab link: <text:a xlink:type="simple" xlink:href="https://studio.code.org/projects/applab/uX-Q95Ew4lCFhVDKaSVIn4sv4nO_A45yKzeD3Wq1D1c" text:style-name="Internet_20_link" text:visited-style-name="Visited_20_Internet_20_Link">https://studio.code.org/projects/applab/uX-Q95Ew4lCFhVDKaSVIn4sv4nO_A45yKzeD3Wq1D1c</text:a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00:49:38.895629526</meta:creation-date>
    <dc:date>2020-09-14T20:38:04.742383844</dc:date>
    <meta:editing-duration>PT1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0" meta:character-count="214" meta:non-whitespace-character-count="207"/>
  </office:meta>
</office:document-meta>
</file>